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75f" officeooo:paragraph-rsid="000a275f"/>
    </style:style>
    <style:style style:name="P2" style:family="paragraph" style:parent-style-name="Standard">
      <style:text-properties officeooo:rsid="000bfa98" officeooo:paragraph-rsid="000bfa98"/>
    </style:style>
    <style:style style:name="P3" style:family="paragraph" style:parent-style-name="Standard">
      <style:text-properties officeooo:paragraph-rsid="000bfa98"/>
    </style:style>
    <style:style style:name="P4" style:family="paragraph" style:parent-style-name="Standard">
      <style:text-properties officeooo:rsid="000cc8ec" officeooo:paragraph-rsid="000cc8ec"/>
    </style:style>
    <style:style style:name="P5" style:family="paragraph" style:parent-style-name="Standard">
      <style:text-properties officeooo:paragraph-rsid="000cc8ec"/>
    </style:style>
    <style:style style:name="P6" style:family="paragraph" style:parent-style-name="Standard">
      <style:text-properties officeooo:rsid="000e6fce" officeooo:paragraph-rsid="000e6fce"/>
    </style:style>
    <style:style style:name="P7" style:family="paragraph" style:parent-style-name="Standard">
      <style:text-properties officeooo:paragraph-rsid="000e6fce"/>
    </style:style>
    <style:style style:name="P8" style:family="paragraph" style:parent-style-name="Standard">
      <style:text-properties officeooo:rsid="00102d2f" officeooo:paragraph-rsid="00102d2f"/>
    </style:style>
    <style:style style:name="P9" style:family="paragraph" style:parent-style-name="Standard">
      <style:text-properties fo:font-weight="bold" officeooo:rsid="00102d2f" officeooo:paragraph-rsid="00102d2f" style:font-weight-asian="bold" style:font-weight-complex="bold"/>
    </style:style>
    <style:style style:name="P10" style:family="paragraph" style:parent-style-name="Standard">
      <style:text-properties fo:font-style="italic" officeooo:rsid="0014a16b" officeooo:paragraph-rsid="0014a16b" style:font-style-asian="italic" style:font-style-complex="italic"/>
    </style:style>
    <style:style style:name="P11" style:family="paragraph" style:parent-style-name="Standard">
      <style:text-properties fo:font-style="italic" officeooo:paragraph-rsid="0014a16b" style:font-style-asian="italic" style:font-style-complex="italic"/>
    </style:style>
    <style:style style:name="T1" style:family="text">
      <style:text-properties officeooo:rsid="000bfa98"/>
    </style:style>
    <style:style style:name="T2" style:family="text">
      <style:text-properties officeooo:rsid="000cc8ec"/>
    </style:style>
    <style:style style:name="T3" style:family="text">
      <style:text-properties officeooo:rsid="000e6fce"/>
    </style:style>
    <style:style style:name="T4" style:family="text">
      <style:text-properties officeooo:rsid="00102d2f"/>
    </style:style>
    <style:style style:name="T5" style:family="text">
      <style:text-properties officeooo:rsid="001186dd"/>
    </style:style>
    <style:style style:name="T6" style:family="text">
      <style:text-properties officeooo:rsid="0014a1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/03/2022 Soft Skills – Ideação</text:p>
      <text:p text:style-name="P1"/>
      <text:p text:style-name="P3"><text:span text:style-name="T1">A - Como poderia ganhar dinheiro com uma samambaia?</text:span></text:p>
      <text:p text:style-name="P2">1- Vendendo mudas;</text:p>
      <text:p text:style-name="P2">2- Alugando pra decoração de ambientes;</text:p>
      <text:p text:style-name="P2">3- Usando-a como cenário para fotos;</text:p>
      <text:p text:style-name="P2">4- Alugando pra ser usada como fantasia;</text:p>
      <text:p text:style-name="P2">5- Alugando como sombra em locais com muito Sol.</text:p>
      <text:p text:style-name="P2"/>
      <text:p text:style-name="P4">B - Como você pode construir um computador?</text:p>
      <text:p text:style-name="P5"><text:span text:style-name="T2">1- Pegando peças achadas do lixo de lojas de eletrônica;</text:span></text:p>
      <text:p text:style-name="P4">2- Comprando peças da China;</text:p>
      <text:p text:style-name="P4">3- Pegando peças em ferro velho;</text:p>
      <text:p text:style-name="P4">4- Juntando equipamentos eletroeletrônicos que seriam descartados em casa;</text:p>
      <text:p text:style-name="P4">5- Juntando celulares e tablets velhos que seriam jogados fora.</text:p>
      <text:p text:style-name="P4"/>
      <text:p text:style-name="P6">C - Como você pode fazer um bolo?</text:p>
      <text:p text:style-name="P6">1- Com isopor;</text:p>
      <text:p text:style-name="P6">2- Com barro;</text:p>
      <text:p text:style-name="P6">3- Com argila;</text:p>
      <text:p text:style-name="P6">4- Com papel machê;</text:p>
      <text:p text:style-name="P6">5- Com madeira;</text:p>
      <text:p text:style-name="P6">6- Com farinha, leite, açúcar;</text:p>
      <text:p text:style-name="P6">7- Com glacê;</text:p>
      <text:p text:style-name="P6">8- Com massinha de modelar;</text:p>
      <text:p text:style-name="P7"><text:span text:style-name="T3">9- Com Slime;</text:span></text:p>
      <text:p text:style-name="P6">10- Com massa de pizza;</text:p>
      <text:p text:style-name="P6">11- Só com chocolate;</text:p>
      <text:p text:style-name="P6">12- Com queijo.</text:p>
      <text:p text:style-name="P6"/>
      <text:p text:style-name="P6">D - <text:span text:style-name="T4">Como arrecadar uma tonelada de alimentos para ajudar uma entidade beneficente?</text:span></text:p>
      <text:p text:style-name="P8">1- Pedindo de porta em porta;</text:p>
      <text:p text:style-name="P8">2- Gincana;</text:p>
      <text:p text:style-name="P8">3- Lei para empresas;</text:p>
      <text:p text:style-name="P8">4- Pedindo em supermercados;</text:p>
      <text:p text:style-name="P8">5- Pedindo em indústrias;</text:p>
      <text:p text:style-name="P8">6- Pedindo no semáfaro;</text:p>
      <text:p text:style-name="P8">7- <text:span text:style-name="T5">Pedindo na porta dos mercados.</text:span></text:p>
      <text:p text:style-name="P8"/>
      <text:p text:style-name="P8"/>
      <text:p text:style-name="P9">De todas as suas ideias, qual a melhor?</text:p>
      <text:p text:style-name="P10">R: Juntar celulares e tablets descartados para montar um computador.</text:p>
      <text:p text:style-name="P9">De todas as suas ideias, qual a mais engraçada?</text:p>
      <text:p text:style-name="P10">R: <text:s/><text:span text:style-name="T1">Aluga</text:span>r samambaia<text:span text:style-name="T1"> como sombra em locais com muito Sol </text:span>e sem sombreamento.</text:p>
      <text:p text:style-name="P9">De todas as suas ideias, qual a pior?</text:p>
      <text:p text:style-name="P11"><text:span text:style-name="T6">R: Fazer um bolo de barro;</text:span></text:p>
      <text:p text:style-name="P9">De todas as suas ideias, qual faria mais sentido em uma apresentação?</text:p>
      <text:p text:style-name="P11"><text:span text:style-name="T6">R: A que considerei a melhor, juntar celulares e tablets descartados para montar um computad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4:06:30.347062356</meta:creation-date>
    <dc:date>2022-03-11T14:30:07.417315767</dc:date>
    <meta:editing-duration>PT23M3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2" meta:word-count="268" meta:character-count="1519" meta:non-whitespace-character-count="1291"/>
  </office:meta>
</office:document-meta>
</file>